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solid" style:text-underline-width="auto" style:text-underline-color="font-color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none" fo:font-weight="normal" style:font-style-asian="normal" style:font-style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none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ff3333" style:font-name="Arial1" fo:font-size="12pt" fo:letter-spacing="normal" fo:font-style="normal" fo:font-weight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fo:font-weight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1" fo:font-size="12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2 TERMINEE :</text:p>
      <text:p text:style-name="P1"/>
      <text:p text:style-name="P4">-admin :possibilité d'ajouter une image de son choix pour un event (et sauvegarde de cette image dans la bdd  - ce qui signifie aussi choix dynamique des images dans le select lors du create event)</text:p>
      <text:p text:style-name="P4">-admin :possibilité d'ajouter un lieu de son choix pour un event (et sauvegarde de ce lieu dans la bdd  - ce qui signifie aussi choix dynamique des lieux dans le select lors du create event)</text:p>
      <text:p text:style-name="P4">-admin : possibilité de créer un account pour qqun</text:p>
      <text:p text:style-name="P5">-admin : possibilité de créer un ticket pour qqun</text:p>
      <text:p text:style-name="P2">Si temps :</text:p>
      <text:p text:style-name="P4">-récupération du mot de passe</text:p>
      <text:p text:style-name="P6">-admin : email reçu pour chaque nouveau ticket / chaque nouvel account (ou bien notification sur le dashboard, avec un champ viewed=0 qui devient 1 lorsque la notification est cliquée comme vue)</text:p>
      <text:p text:style-name="P1"/>
      <text:p text:style-name="P1"/>
      <text:p text:style-name="P1">ADAPTATION A KIWIVERSITY :</text:p>
      <text:p text:style-name="P4"/>
      <text:p text:style-name="P4">-tout mettre dans un dossier « Events » pour que le path soit : kiwiversity/aftucson/events/ …</text:p>
      <text:p text:style-name="P4">-raccord des tables de bdd pour les identifiants admin (tbl_persons_person_id / tbl_users_user_id)</text:p>
      <text:p text:style-name="P4">-raccord avec parents portal (il faut que ce soit le même identifiant pour les parents)</text:p>
      <text:p text:style-name="P4">-vérifier : email unique absolument !!!!</text:p>
      <text:p text:style-name="P1"/>
      <text:p text:style-name="P1"/>
      <text:p text:style-name="P4">POUR UNE VERSION ULTERIEURE ?? </text:p>
      <text:p text:style-name="P4">-ajouter paiement en ligne (stripe?)</text:p>
      <text:p text:style-name="P4">-documentation pour tout le code (php documentor)</text:p>
      <text:p text:style-name="P4">-Model : sauvegarde dans un fichier de toutes les modifications de la bdd</text:p>
      <text:p text:style-name="P4">-user : chercher un événement par catégorie (dans ce cas : créer une classe catégorie et possibilité pour le user de créer de nouvelles catégories, et choix dynamique des catégories dans le select lors du create event)</text:p>
      <text:p text:style-name="P4">-user : choix des couleurs principales (couleur user &amp; couleur admin) avec boutons ?</text:p>
      <text:p text:style-name="P4">-traduction en français </text:p>
      <text:p text:style-name="P4">-possibilité de changer de currency !! (pour le moment $ : voir pour €)</text:p>
      <text:p text:style-name="P4">-format de l'heure pour la France différent !! (pour le moment : YYYY-MM-DD et hh:mm AM/PM =&gt; DD-MM-YYYY et hh:mm en format 24h) : est-ce qu'on met juste un bouton qui fait switcher ou carrément une nouvelle version de code ? </text:p>
      <text:p text:style-name="P4">-possibilité pour l'utilisateur d'annuler une réservation (voir gestion des paiements / conditions générales de vente etc !!! facile au moins pour les réservations gratuites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ëlle  Merialdo Torrenti</meta:initial-creator>
    <meta:creation-date>2019-06-12T15:04:10.86</meta:creation-date>
    <dc:date>2019-07-11T14:00:25.30</dc:date>
    <dc:creator>Gaëlle  Merialdo Torrenti</dc:creator>
    <meta:editing-duration>PT1H11M4S</meta:editing-duration>
    <meta:editing-cycles>15</meta:editing-cycles>
    <meta:generator>OpenOffice/4.1.5$Win32 OpenOffice.org_project/415m1$Build-9789</meta:generator>
    <meta:document-statistic meta:table-count="0" meta:image-count="0" meta:object-count="0" meta:page-count="1" meta:paragraph-count="23" meta:word-count="347" meta:character-count="2063"/>
  </office:meta>
</office:document-meta>
</file>